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84cm" fo:min-width="0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-1.5707963267949) translate (5.5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2" draw:text-style-name="P2" draw:layer="layout" svg:x1="3.5cm" svg:y1="4.25cm" svg:x2="2.5cm" svg:y2="4.25cm">
          <text:p/>
        </draw:line>
        <draw:line draw:style-name="gr2" draw:text-style-name="P2" draw:layer="layout" svg:x1="3.5cm" svg:y1="4.25cm" svg:x2="4.5cm" svg:y2="4.25cm">
          <text:p/>
        </draw:line>
        <draw:frame draw:style-name="gr3" draw:text-style-name="P3" draw:layer="layout" svg:width="1.645cm" svg:height="0.971cm" svg:x="6.25cm" svg:y="3.5cm">
          <draw:text-box>
            <text:p><text:span text:style-name="T1">OUT</text:span></text:p>
          </draw:text-box>
        </draw:frame>
        <draw:line draw:style-name="gr2" draw:text-style-name="P2" draw:layer="layout" svg:x1="7.5cm" svg:y1="4.25cm" svg:x2="5.5cm" svg:y2="4.25cm">
          <text:p/>
        </draw:line>
        <draw:frame draw:style-name="gr3" draw:text-style-name="P3" draw:layer="layout" svg:width="1.645cm" svg:height="0.971cm" svg:x="2.205cm" svg:y="3.501cm">
          <draw:text-box>
            <text:p><text:span text:style-name="T1">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05T09:59:23.704202663</dc:date>
    <meta:editing-duration>PT41M2S</meta:editing-duration>
    <meta:editing-cycles>24</meta:editing-cycles>
    <meta:generator>LibreOffice/25.2.3.2$Linux_X86_64 LibreOffice_project/520$Build-2</meta:generator>
    <meta:document-statistic meta:object-count="6"/>
  </office:meta>
</office:document-meta>
</file>